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T1" style:family="text">
      <style:text-properties fo:color="#c9211e"/>
    </style:style>
    <style:style style:name="T2" style:family="text">
      <style:text-properties fo:color="#067bb5"/>
    </style:style>
    <style:style style:name="T3" style:family="text">
      <style:text-properties fo:color="#3faf46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 calcext:value-type="string">
            <text:p>Instrução</text:p>
          </table:table-cell>
          <table:table-cell table:style-name="ce2" office:value-type="string" calcext:value-type="string">
            <text:p>Binário</text:p>
          </table:table-cell>
          <table:table-cell table:style-name="ce2" office:value-type="string" calcext:value-type="string">
            <text:p>Valor em Hexa</text:p>
          </table:table-cell>
          <table:table-cell table:style-name="ce2" office:value-type="string" calcext:value-type="string">
            <text:p>Resultado em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 calcext:value-type="string">
            <text:p>realizada</text:p>
          </table:table-cell>
          <table:table-cell table:style-name="ce5" office:value-type="string" calcext:value-type="string">
            <text:p>(<text:span text:style-name="T1">A</text:span>,<text:span text:style-name="T2">B</text:span>,<text:span text:style-name="T3">Op.code</text:span>)</text:p>
          </table:table-cell>
          <table:table-cell table:style-name="ce3" office:value-type="string" calcext:value-type="string">
            <text:p>(0x…)</text:p>
          </table:table-cell>
          <table:table-cell table:style-name="ce3" office:value-type="string" calcext:value-type="string">
            <text:p>binári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AND(A,B)</text:p>
          </table:table-cell>
          <table:table-cell table:style-name="ce4" office:value-type="string" calcext:value-type="string">
            <text:p><text:span text:style-name="T1">0010</text:span> <text:span text:style-name="T2">0001</text:span> <text:span text:style-name="T3">00</text:span></text:p>
          </table:table-cell>
          <table:table-cell table:style-name="ce4" office:value-type="string" calcext:value-type="string">
            <text:p>(00<text:span text:style-name="T1">00 10</text:span><text:span text:style-name="T2">00 01</text:span><text:span text:style-name="T3">00</text:span>) = 0x084</text:p>
          </table:table-cell>
          <table:table-cell table:style-name="ce4"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OR(A,B)</text:p>
          </table:table-cell>
          <table:table-cell table:style-name="ce4" office:value-type="string" calcext:value-type="string">
            <text:p><text:span text:style-name="T1">0010</text:span> <text:span text:style-name="T2">0011</text:span> <text:span text:style-name="T3">01</text:span></text:p>
          </table:table-cell>
          <table:table-cell table:style-name="ce4" office:value-type="string" calcext:value-type="string">
            <text:p>(00<text:span text:style-name="T1">00 10</text:span><text:span text:style-name="T2">00 11</text:span><text:span text:style-name="T3">01</text:span>) = 0x08d</text:p>
          </table:table-cell>
          <table:table-cell table:style-name="ce4" office:value-type="string" calcext:value-type="string">
            <text:p>00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SOMA(A,B)</text:p>
          </table:table-cell>
          <table:table-cell table:style-name="ce4" office:value-type="string" calcext:value-type="string">
            <text:p><text:span text:style-name="T1">0010 </text:span><text:span text:style-name="T2">0011</text:span> <text:span text:style-name="T3">11</text:span></text:p>
          </table:table-cell>
          <table:table-cell table:style-name="ce4" office:value-type="string" calcext:value-type="string">
            <text:p>(00<text:span text:style-name="T1">00 10</text:span><text:span text:style-name="T2">00 11</text:span><text:span text:style-name="T3">11</text:span>) = 0x08f</text:p>
          </table:table-cell>
          <table:table-cell table:style-name="ce4" office:value-type="string" calcext:value-type="string">
            <text:p>01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NOT(A)</text:p>
          </table:table-cell>
          <table:table-cell table:style-name="ce4" office:value-type="string" calcext:value-type="string">
            <text:p><text:span text:style-name="T1">1100</text:span> <text:span text:style-name="T2">0011</text:span> <text:span text:style-name="T3">10</text:span></text:p>
          </table:table-cell>
          <table:table-cell table:style-name="ce4" office:value-type="string" calcext:value-type="string">
            <text:p>(00<text:span text:style-name="T1">11 00</text:span><text:span text:style-name="T2">00 11</text:span><text:span text:style-name="T3">10</text:span>) = 0x30e</text:p>
          </table:table-cell>
          <table:table-cell table:style-name="ce4" office:value-type="string" calcext:value-type="string">
            <text:p>00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AND(A,B)</text:p>
          </table:table-cell>
          <table:table-cell table:style-name="ce4" office:value-type="string" calcext:value-type="string">
            <text:p><text:span text:style-name="T1">1100</text:span> <text:span text:style-name="T2">1101</text:span> <text:span text:style-name="T3">00</text:span></text:p>
          </table:table-cell>
          <table:table-cell table:style-name="ce4" office:value-type="string" calcext:value-type="string">
            <text:p>(00<text:span text:style-name="T1">11 00</text:span><text:span text:style-name="T2">11 01</text:span><text:span text:style-name="T3">00</text:span><text:span text:style-name="T4">) </text:span>= 0x334</text:p>
          </table:table-cell>
          <table:table-cell table:style-name="ce4"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5:17:31.628875241</meta:creation-date>
    <dc:date>2022-09-03T15:44:18.583282961</dc:date>
    <meta:editing-duration>PT13M26S</meta:editing-duration>
    <meta:editing-cycles>2</meta:editing-cycles>
    <meta:generator>LibreOffice/7.3.5.2$Linux_X86_64 LibreOffice_project/30$Build-2</meta:generator>
    <meta:document-statistic meta:table-count="1" meta:cell-count="28" meta:object-count="0"/>
  </office:meta>
</office:document-meta>
</file>